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fo:font-weight="bold" officeooo:rsid="000d5569" officeooo:paragraph-rsid="000d556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el" fo:country="GR" fo:font-weight="bold" officeooo:rsid="000d5569" officeooo:paragraph-rsid="000d5569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language="el" fo:country="GR" fo:font-weight="normal" officeooo:rsid="000d5569" officeooo:paragraph-rsid="000d5569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2a30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7f52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1a9e6a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el" fo:country="GR" fo:font-weight="normal" officeooo:rsid="000ff7ed" officeooo:paragraph-rsid="002203f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l" fo:country="GR" fo:font-weight="normal" officeooo:rsid="00190446" officeooo:paragraph-rsid="00190446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l" fo:country="GR" fo:font-weight="normal" officeooo:rsid="001c6298" officeooo:paragraph-rsid="001c629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l" fo:country="GR" fo:font-weight="normal" officeooo:rsid="001fe80f" officeooo:paragraph-rsid="001fe80f" style:font-weight-asian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6d7c3"/>
    </style:style>
    <style:style style:name="P13" style:family="paragraph" style:parent-style-name="Standard" style:list-style-name="L2">
      <style:paragraph-properties fo:text-align="start" style:justify-single-word="false"/>
      <style:text-properties officeooo:paragraph-rsid="00190446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13a5f"/>
    </style:style>
    <style:style style:name="P15" style:family="paragraph" style:parent-style-name="Standard" style:list-style-name="L1">
      <style:paragraph-properties fo:text-align="start" style:justify-single-word="false"/>
      <style:text-properties fo:language="en" fo:country="US" fo:font-weight="normal" officeooo:rsid="0012a307" officeooo:paragraph-rsid="0012a307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language="en" fo:country="US" fo:font-weight="normal" officeooo:rsid="001fe80f" officeooo:paragraph-rsid="001fe80f" style:font-weight-asian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language="en" fo:country="US" fo:font-weight="normal" officeooo:rsid="0023f7d7" officeooo:paragraph-rsid="0023f7d7" style:font-weight-asian="normal" style:font-weight-complex="normal"/>
    </style:style>
    <style:style style:name="P18" style:family="paragraph" style:parent-style-name="Standard" style:list-style-name="L2">
      <style:paragraph-properties fo:text-align="start" style:justify-single-word="false"/>
      <style:text-properties fo:language="en" fo:country="US" officeooo:rsid="0016d7c3" officeooo:paragraph-rsid="0016d7c3"/>
    </style:style>
    <style:style style:name="P19" style:family="paragraph" style:parent-style-name="Standard" style:list-style-name="L3">
      <style:paragraph-properties fo:text-align="start" style:justify-single-word="false"/>
      <style:text-properties fo:language="en" fo:country="US" officeooo:rsid="00213a5f" officeooo:paragraph-rsid="00213a5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e2277"/>
    </style:style>
    <style:style style:name="T3" style:family="text">
      <style:text-properties fo:language="en" fo:country="US" officeooo:rsid="000ff7ed"/>
    </style:style>
    <style:style style:name="T4" style:family="text">
      <style:text-properties fo:language="en" fo:country="US" officeooo:rsid="00110d50"/>
    </style:style>
    <style:style style:name="T5" style:family="text">
      <style:text-properties fo:language="en" fo:country="US" officeooo:rsid="001147a2"/>
    </style:style>
    <style:style style:name="T6" style:family="text">
      <style:text-properties fo:language="en" fo:country="US" officeooo:rsid="0012a307"/>
    </style:style>
    <style:style style:name="T7" style:family="text">
      <style:text-properties fo:language="en" fo:country="US" fo:font-weight="normal" officeooo:rsid="0012a307" style:font-weight-asian="normal" style:font-weight-complex="normal"/>
    </style:style>
    <style:style style:name="T8" style:family="text">
      <style:text-properties fo:language="en" fo:country="US" fo:font-weight="normal" officeooo:rsid="0013f22c" style:font-weight-asian="normal" style:font-weight-complex="normal"/>
    </style:style>
    <style:style style:name="T9" style:family="text">
      <style:text-properties fo:language="en" fo:country="US" fo:font-weight="normal" officeooo:rsid="001605fa" style:font-weight-asian="normal" style:font-weight-complex="normal"/>
    </style:style>
    <style:style style:name="T10" style:family="text">
      <style:text-properties fo:language="en" fo:country="US" fo:font-weight="normal" officeooo:rsid="00213a5f" style:font-weight-asian="normal" style:font-weight-complex="normal"/>
    </style:style>
    <style:style style:name="T11" style:family="text">
      <style:text-properties fo:language="en" fo:country="US" officeooo:rsid="001605fa"/>
    </style:style>
    <style:style style:name="T12" style:family="text">
      <style:text-properties fo:language="en" fo:country="US" officeooo:rsid="001a7f52"/>
    </style:style>
    <style:style style:name="T13" style:family="text">
      <style:text-properties fo:language="en" fo:country="US" officeooo:rsid="001a9e6a"/>
    </style:style>
    <style:style style:name="T14" style:family="text">
      <style:text-properties fo:language="en" fo:country="US" officeooo:rsid="001e0254"/>
    </style:style>
    <style:style style:name="T15" style:family="text">
      <style:text-properties fo:language="en" fo:country="US" officeooo:rsid="00213a5f"/>
    </style:style>
    <style:style style:name="T16" style:family="text">
      <style:text-properties fo:language="en" fo:country="US" officeooo:rsid="002203f2"/>
    </style:style>
    <style:style style:name="T17" style:family="text">
      <style:text-properties officeooo:rsid="000e2277"/>
    </style:style>
    <style:style style:name="T18" style:family="text">
      <style:text-properties officeooo:rsid="000ff7ed"/>
    </style:style>
    <style:style style:name="T19" style:family="text">
      <style:text-properties officeooo:rsid="00110d50"/>
    </style:style>
    <style:style style:name="T20" style:family="text">
      <style:text-properties fo:language="el" fo:country="GR" fo:font-weight="normal" style:font-weight-asian="normal" style:font-weight-complex="normal"/>
    </style:style>
    <style:style style:name="T21" style:family="text">
      <style:text-properties fo:language="el" fo:country="GR" fo:font-weight="normal" officeooo:rsid="0012a307" style:font-weight-asian="normal" style:font-weight-complex="normal"/>
    </style:style>
    <style:style style:name="T22" style:family="text">
      <style:text-properties fo:language="el" fo:country="GR" fo:font-weight="normal" officeooo:rsid="001767f7" style:font-weight-asian="normal" style:font-weight-complex="normal"/>
    </style:style>
    <style:style style:name="T23" style:family="text">
      <style:text-properties fo:language="el" fo:country="GR" fo:font-weight="normal" officeooo:rsid="0013f22c" style:font-weight-asian="normal" style:font-weight-complex="normal"/>
    </style:style>
    <style:style style:name="T24" style:family="text">
      <style:text-properties officeooo:rsid="001147a2"/>
    </style:style>
    <style:style style:name="T25" style:family="text">
      <style:text-properties officeooo:rsid="0012a307"/>
    </style:style>
    <style:style style:name="T26" style:family="text">
      <style:text-properties officeooo:rsid="0014e74d"/>
    </style:style>
    <style:style style:name="T27" style:family="text">
      <style:text-properties officeooo:rsid="001605fa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2a307" style:font-weight-asian="normal" style:font-weight-complex="normal"/>
    </style:style>
    <style:style style:name="T30" style:family="text">
      <style:text-properties fo:font-weight="normal" officeooo:rsid="001767f7" style:font-weight-asian="normal" style:font-weight-complex="normal"/>
    </style:style>
    <style:style style:name="T31" style:family="text">
      <style:text-properties officeooo:rsid="00190446"/>
    </style:style>
    <style:style style:name="T32" style:family="text">
      <style:text-properties officeooo:rsid="001a7f52"/>
    </style:style>
    <style:style style:name="T33" style:family="text">
      <style:text-properties officeooo:rsid="001a9e6a"/>
    </style:style>
    <style:style style:name="T34" style:family="text">
      <style:text-properties officeooo:rsid="001e0254"/>
    </style:style>
    <style:style style:name="T35" style:family="text">
      <style:text-properties officeooo:rsid="001fe80f"/>
    </style:style>
    <style:style style:name="T36" style:family="text">
      <style:text-properties officeooo:rsid="00213a5f"/>
    </style:style>
    <style:style style:name="T37" style:family="text">
      <style:text-properties officeooo:rsid="002203f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Πάρις-Ιωάννης Μπρέντας</text:p>
      <text:p text:style-name="P1"><text:a xlink:type="simple" xlink:href="mailto:sdi1100070@di.uoa.gr" text:style-name="Internet_20_link" text:visited-style-name="Visited_20_Internet_20_Link">sdi1100070@di.uoa.gr</text:a></text:p>
      <text:p text:style-name="P1"/>
      <text:p text:style-name="P2">Ανάπτυξη λογισμικού για Πληροφοριακά Συστήματα</text:p>
      <text:p text:style-name="P2"/>
      <text:p text:style-name="P4">Το πρ<text:span text:style-name="T17">όγραμμα ξεκινά φορτώνοντας τα αρχεία με τους πίνακες. Το </text:span><text:span text:style-name="T2">path </text:span><text:span text:style-name="T17">κάθε αρχείου δίνεται σε μία γραμμή στο </text:span><text:span text:style-name="T2">standard input. </text:span><text:span text:style-name="T17">Κάθε αρχείο φορτώνεται με </text:span><text:span text:style-name="T2">mmap </text:span><text:span text:style-name="T17">στην μνήμη. Επίσης γίνονται δύο </text:span><text:span text:style-name="T2">pass </text:span><text:span text:style-name="T17">σε κάθε στήλη, ένα για να βρεθεί η μέγιστη και ελάχιστη τιμή και ένα για να βρεθούν οι μοναδικές τιμές. Οι μοναδικές τιμές υπολογίζονται μέσω ενός </text:span><text:span text:style-name="T3">boolean </text:span><text:span text:style-name="T18">πίνακα με μήκος όσο η απόσταση μεταξύ μέγιστης και ελάχιστης τιμής. Αν η μέγιστη και ελάχιστη τιμή έχουν πολύ μεγάλη απόσταση, χρησιμοποιείται ένα </text:span><text:span text:style-name="T2">temp </text:span><text:span text:style-name="T17">αρχείο για την αποθήκευση του </text:span><text:span text:style-name="T5">boolean </text:span><text:span text:style-name="T24">πίνακα το οποίο γίνεται </text:span><text:span text:style-name="T2">mmap </text:span><text:span text:style-name="T17">στην μνήμη.</text:span><text:span text:style-name="T2"> </text:span><text:span text:style-name="T17">Όταν δοθούν όλα τα αρχεία δίνεται η λέξη “</text:span><text:span text:style-name="T2">Done” </text:span><text:span text:style-name="T17">στο </text:span><text:span text:style-name="T2">standard input </text:span><text:span text:style-name="T17">και το πρόγραμμα περνάει στην επόμενη φάση. Το </text:span><text:span text:style-name="T4">parsing </text:span><text:span text:style-name="T19">συμβαίνει στο αρχείο </text:span><text:span text:style-name="T4">part_1.cpp. </text:span><text:span text:style-name="T19">Οι πίνακες φορτώνονται από το </text:span><text:span text:style-name="T4">TableLoader </text:span><text:span text:style-name="T19">σε </text:span><text:span text:style-name="T4">Table. </text:span><text:span text:style-name="T19">Τα στατιστικά για κάθε πίνακα αποθηκεύονται στην δομή </text:span><text:span text:style-name="T4">MultipleColumnStats </text:span><text:span text:style-name="T19">η οποία αποτελείται από </text:span><text:span text:style-name="T4">ColumnStat.</text:span></text:p>
      <text:p text:style-name="P4"/>
      <text:p text:style-name="P5">Στην επόμενη φάση το πρόγραμμα λαμβάνει σε κάθε γραμμή ένα <text:span text:style-name="T1">Join. </text:span>Στο πρώτο κομμάτι παίρνει τους πίνακες, <text:span text:style-name="T25">τους οποίους αποθηκεύει σε έναν απλό πίνακα </text:span><text:span text:style-name="T6">tables</text:span><text:span text:style-name="T25">, όπου κάθε κελί περιέχει τον αριθμό του κάθε πίνακα.</text:span> </text:p>
      <text:p text:style-name="P5"/>
      <text:p text:style-name="P5"><text:span text:style-name="T25">Στην συνέχεια παίρνει</text:span> τις σχέσεις <text:span text:style-name="T27">οι οποίες χωρίζονται σε </text:span><text:span text:style-name="T11">JoinRelation </text:span><text:span text:style-name="T27">και </text:span><text:span text:style-name="T11">Filter</text:span>. <text:span text:style-name="T25">Ως </text:span><text:span text:style-name="T11">JoinRelation</text:span><text:span text:style-name="T25"> λογίζεται ένα </text:span><text:span text:style-name="T6">string </text:span><text:span text:style-name="T25">της μορφής “</text:span><text:span text:style-name="T6">a.x=b.y” </text:span><text:span text:style-name="T26">(όπου</text:span><text:span text:style-name="T6"> a!=b).</text:span> <text:span text:style-name="T27">Οποιαδήποτε άλλη σχέση είναι φίλτρο.</text:span><text:span text:style-name="T6"> </text:span><text:span text:style-name="T27">Κάθε φορά που γίνεται </text:span><text:span text:style-name="T11">parse </text:span><text:span text:style-name="T27">ένα φίλτρο συγκρίνεται με όλα τα προηγούμενα φίλτρα για να δούμε αν μπορεί να συνδυαστεί με αυτά. Για την αποθήκευση των φίλτρων χρησιμοποιείται μία πολυμορφική ιεραρχία με την παρακάτω μορφή:</text:span></text:p>
      <text:list xml:id="list1328882338" text:style-name="L1">
        <text:list-item>
          <text:p text:style-name="P15">Filter (<text:span text:style-name="T35">abstract</text:span>)</text:p>
          <text:list>
            <text:list-item>
              <text:p text:style-name="P15">FilterRange</text:p>
            </text:list-item>
            <text:list-item>
              <text:p text:style-name="P15">FilterSameTable</text:p>
            </text:list-item>
            <text:list-item>
              <text:p text:style-name="P15">FilterNumericValue (<text:span text:style-name="T35">abstract</text:span>)</text:p>
              <text:list>
                <text:list-item>
                  <text:p text:style-name="P15">FilterEquals</text:p>
                </text:list-item>
                <text:list-item>
                  <text:p text:style-name="P15">FilterGreater</text:p>
                </text:list-item>
                <text:list-item>
                  <text:p text:style-name="P15">FilterLesser</text:p>
                </text:list-item>
              </text:list>
            </text:list-item>
          </text:list>
        </text:list-item>
      </text:list>
      <text:p text:style-name="P9">Συγκεκριμένα:</text:p>
      <text:list xml:id="list31946633869674" text:continue-numbering="true" text:style-name="L1">
        <text:list-item>
          <text:p text:style-name="P12"><text:span text:style-name="T21">Το </text:span><text:span text:style-name="T7">Filter </text:span><text:span text:style-name="T21">μας δίνει το βασικό </text:span><text:span text:style-name="T7">interface: </text:span></text:p>
        </text:list-item>
      </text:list>
      <text:list xml:id="list3238038409" text:style-name="L2">
        <text:list-item>
          <text:list>
            <text:list-item>
              <text:p text:style-name="P18"><text:span text:style-name="T29">p</text:span><text:span text:style-name="T28">assesFilter: </text:span><text:span text:style-name="T20">ελέγχει αν μία γραμμή ένος πίνακα περνάει το φίλτρο</text:span></text:p>
            </text:list-item>
            <text:list-item>
              <text:p text:style-name="P18"><text:span text:style-name="T28">applyFilter: </text:span><text:span text:style-name="T20">επιστρέφει τα προβλεπόμενα στατιστικά για έναν πίνακα στον οποίο έχει εφαρμοστεί το φίλτρο</text:span></text:p>
            </text:list-item>
            <text:list-item>
              <text:p text:style-name="P18"><text:span text:style-name="T28">mergeIfPossible: </text:span><text:span text:style-name="T20">προσπαθεί </text:span><text:span text:style-name="T22">να κάνει </text:span><text:span text:style-name="T30">merge </text:span><text:span text:style-name="T22">το φίλτρο με ένα άλλο</text:span></text:p>
            </text:list-item>
          </text:list>
        </text:list-item>
        <text:list-item>
          <text:p text:style-name="P13"><text:span text:style-name="T21">Το </text:span><text:span text:style-name="T7">FilterRange </text:span><text:span text:style-name="T21">προκύπτει από την συνένωση </text:span><text:span text:style-name="T7">FilterLesser </text:span><text:span text:style-name="T21">και </text:span><text:span text:style-name="T7">FilterGreater, </text:span><text:span text:style-name="T21">δηλαδή </text:span><text:span text:style-name="T23">είναι φίλτρο της μορφής (m</text:span><text:span text:style-name="T8"> &lt; a.x &lt; M). </text:span></text:p>
        </text:list-item>
        <text:list-item>
          <text:p text:style-name="P13"><text:span text:style-name="T23">Το </text:span><text:span text:style-name="T8">FilterSameTable </text:span><text:span text:style-name="T23">καλύπτει την περίπτωση σχέσης ισότητας στον ίδιο πίνακα (</text:span><text:span text:style-name="T8">a.x=a.y). </text:span></text:p>
        </text:list-item>
        <text:list-item>
          <text:p text:style-name="P13"><text:span text:style-name="T23">Το </text:span><text:span text:style-name="T8">FilterNumericValue </text:span><text:span text:style-name="T23">υπάρχει μόνο και μόνο γιατί τα τρία παιδιά του έχουν παρόμοια χαρακτηριστικά. </text:span></text:p>
        </text:list-item>
        <text:list-item>
          <text:p text:style-name="P13"><text:span text:style-name="T23">Τα φίλτρα </text:span><text:span text:style-name="T8">FilterEquals</text:span><text:span text:style-name="T23">(</text:span><text:span text:style-name="T8">a.x = n), FilterGreater(a.x &gt; m) </text:span><text:span text:style-name="T23">και </text:span><text:span text:style-name="T8">FilterLesser(a.x &lt; M) </text:span><text:span text:style-name="T23">λειτουργούν όπως δηλώνει το όνομά τους. Το μόνο φίλτρο το οποίο δεν υποστιρίζεται είναι αυτό της μορφής “</text:span><text:span text:style-name="T9">a.x&gt;b.y”.</text:span></text:p>
        </text:list-item>
      </text:list>
      <text:p text:style-name="P5"><text:span text:style-name="T6"/></text:p>
      <text:p text:style-name="P6"><text:span text:style-name="T31">Τέλος δίδονται </text:span>τα<text:span text:style-name="T1"> columns </text:span><text:span text:style-name="T31">των πινάκων </text:span>τα οποία θα γίνουν <text:span text:style-name="T1">sum </text:span>για να βρεθεί το αποτέλεσμα, <text:span text:style-name="T32">τα οποία αποθηκεύονται σε μία δομή </text:span><text:span text:style-name="T12">TableColumn</text:span>. </text:p>
      <text:p text:style-name="P6"/>
      <text:p text:style-name="P7"><text:span text:style-name="T32">Όλη η παραπάνω πληροφορία εισάγεται σε μία δομή J</text:span><text:span text:style-name="T12">oin</text:span><text:span text:style-name="T4"> </text:span><text:span text:style-name="T24">η οποία με την σειρά της εισάγεται σε μία δομή </text:span><text:span text:style-name="T12">Metadata</text:span><text:span text:style-name="T5">. </text:span><text:span text:style-name="T33">Με το που εισάγεται ξεκινάει ασύγχρονα ο υπολογισμός του αποτελέσματος. Όταν </text:span><text:soft-page-break/><text:span text:style-name="T33">δοθεί μία γραμμή το γράμμα </text:span><text:span text:style-name="T13">F </text:span><text:span text:style-name="T33">το πρόγραμμα περιμένει να τελειώσει το κάθε </text:span><text:span text:style-name="T13">Join </text:span><text:span text:style-name="T33">και εμφανίζει το αποτέλεσμα.</text:span></text:p>
      <text:p text:style-name="P7"/>
      <text:p text:style-name="P8"><text:span text:style-name="T24">Η δομή </text:span><text:span text:style-name="T5">Metadata </text:span><text:span text:style-name="T24">περιέχει </text:span><text:span text:style-name="T13">4</text:span><text:span text:style-name="T24"> </text:span><text:span text:style-name="T5">Executors </text:span><text:span text:style-name="T24">οι οποίοι επιτρέπουν την παράλληλη εκτέλεση τμημάτων κώδικα. Οι </text:span><text:span text:style-name="T16">executors </text:span><text:span text:style-name="T37">είναι οι εξής:</text:span><text:span text:style-name="T16"> </text:span></text:p>
      <text:list xml:id="list2573856141" text:style-name="L5">
        <text:list-item>
          <text:p text:style-name="P17">batchExecutor: 1 thread, 100 queue size</text:p>
        </text:list-item>
        <text:list-item>
          <text:p text:style-name="P17">preloadExecutor: 3 threads, 100000 queue size</text:p>
        </text:list-item>
        <text:list-item>
          <text:p text:style-name="P17">joinExecutor: 6 threads, 100000 queue size</text:p>
        </text:list-item>
        <text:list-item>
          <text:p text:style-name="P17">hashExecutor: 6 threads, 100000 queue size</text:p>
        </text:list-item>
      </text:list>
      <text:p text:style-name="P8"><text:span text:style-name="T16"/></text:p>
      <text:p text:style-name="P8"><text:span text:style-name="T24">Η χρήση πολλαπλών </text:span><text:span text:style-name="T6">Executors </text:span><text:span text:style-name="T25">μας επιτρέπει να ελέγχουμε καλύτερα την παραλληλία του κάθε τμήματος αλλάζοντας των αριθμό των </text:span><text:span text:style-name="T13">threads </text:span><text:span text:style-name="T33">του κάθε </text:span><text:span text:style-name="T13">Executor. </text:span><text:span text:style-name="T33">Επίσης μας επιτρέπουν να τρέχουμε παράλληλα αλληλεξαρτώμενα τμήματα κώδικα χωρίς να χρειάζεται να ανησυχούμε για </text:span><text:span text:style-name="T13">deadlocks, </text:span><text:span text:style-name="T33">αφού δεν υπάρχει περίπτωση να είναι </text:span><text:span text:style-name="T13">blocked </text:span><text:span text:style-name="T33">όλα τα </text:span><text:span text:style-name="T13">threads </text:span><text:span text:style-name="T33">περιμένοντας να τελειώσει κάποιο μελλοντικό </text:span><text:span text:style-name="T13">Job </text:span><text:span text:style-name="T33">το οποίο δεν θα βρει ποτέ ανοιχτό </text:span><text:span text:style-name="T13">thread </text:span><text:span text:style-name="T33">για να τρέξει.</text:span></text:p>
      <text:p text:style-name="P7"/>
      <text:p text:style-name="P10">Κάθε <text:span text:style-name="T1">Executor </text:span>έχει ένα <text:span text:style-name="T1">mutex </text:span><text:span text:style-name="T37">που ελέγχει τα </text:span><text:span text:style-name="T16">critical sections </text:span><text:span text:style-name="T37">του </text:span><text:span text:style-name="T16">queue</text:span><text:span text:style-name="T1"> </text:span>και δύο <text:span text:style-name="T1">condtions, </text:span>ένα για <text:span text:style-name="T1">insert </text:span>και ένα για <text:span text:style-name="T1">remove. </text:span>Τα <text:span text:style-name="T1">Runnable </text:span>εισάγονται σε ένα <text:span text:style-name="T1">queue to </text:span>οποίο έχει την μορφή ενός πίνακα. Τα <text:span text:style-name="T1">Runnable </text:span>εισάγονται και εξάγονται κυκλικά, από την αρχή προς το τέλος του πίνακα. Όταν η ουρά φτάσει στο τέλος του πίνακα, ξαναρχίζει από την αρχή. Με κάθε εισαγωγή γίνεται <text:span text:style-name="T1">signal </text:span>το <text:span text:style-name="T1">condition </text:span>για <text:span text:style-name="T1">insert </text:span>και ένα <text:span text:style-name="T1">worker thread </text:span>ξυπνάει για να αναλάβει το νέο <text:span text:style-name="T1">Job</text:span>. Κάθε φορά που ένα <text:span text:style-name="T1">worker thread </text:span>παίρνει ένα <text:span text:style-name="T1">Job </text:span>γίνεται <text:span text:style-name="T1">signal </text:span>το <text:span text:style-name="T1">condition </text:span>για <text:span text:style-name="T1">remove </text:span>και έτσι ώστε αν η ουρά ήταν πλήρης να μπορέσουν να εισαχθούν νέα <text:span text:style-name="T1">Job </text:span>σε αυτήν. <text:span text:style-name="T34">Όταν ένας </text:span><text:span text:style-name="T14">Executor </text:span><text:span text:style-name="T34">γίνεται </text:span><text:span text:style-name="T14">delete </text:span><text:span text:style-name="T34">κάνει πρώτα </text:span><text:span text:style-name="T14">shutdown κατά</text:span><text:span text:style-name="T34"> το οποίο γινεται </text:span><text:span text:style-name="T14">broadcast </text:span><text:span text:style-name="T34">στο </text:span><text:span text:style-name="T14">insert </text:span><text:span text:style-name="T34">έτσι ώστε να ξυπνήσουν όλα τα </text:span><text:span text:style-name="T14">threads </text:span><text:span text:style-name="T34">και να γίνουν </text:span><text:span text:style-name="T14">join </text:span><text:span text:style-name="T34">με το </text:span><text:span text:style-name="T14">deleting thread.</text:span></text:p>
      <text:p text:style-name="P10"><text:span text:style-name="T14"/></text:p>
      <text:p text:style-name="P11">Κάθε <text:span text:style-name="T1">Executor </text:span>εκτελεί <text:span text:style-name="T1">Runnable. </text:span>Τα <text:span text:style-name="T1">Runnable </text:span>έχουν την παρακάτω ιεραρχία <text:span text:style-name="T15">(</text:span><text:span text:style-name="T36">με το βελάκι δηλώνεται ο </text:span><text:span text:style-name="T15">Executor </text:span><text:span text:style-name="T36">για κάθε </text:span><text:span text:style-name="T15">Job)</text:span>:</text:p>
      <text:list xml:id="list2437025463" text:style-name="L3">
        <text:list-item>
          <text:p text:style-name="P16">Runnable (abstract)</text:p>
          <text:list>
            <text:list-item>
              <text:p text:style-name="P14"><text:span text:style-name="T10">Callable (abstract)</text:span></text:p>
              <text:list>
                <text:list-item>
                  <text:p text:style-name="P14"><text:span text:style-name="T10">BatchJoinJob </text:span>→ <text:span text:style-name="T15">batchExecutor</text:span></text:p>
                </text:list-item>
                <text:list-item>
                  <text:p text:style-name="P14"><text:span text:style-name="T10">HashTableJob </text:span>→ <text:span text:style-name="T15">joinExecutor</text:span></text:p>
                </text:list-item>
                <text:list-item>
                  <text:p text:style-name="P14"><text:span text:style-name="T10">HistogramJob </text:span>→ <text:span text:style-name="T15">hashExecutor</text:span></text:p>
                </text:list-item>
                <text:list-item>
                  <text:p text:style-name="P14"><text:span text:style-name="T10">JoinJob </text:span>→ <text:span text:style-name="T15">joinExecutor</text:span></text:p>
                </text:list-item>
                <text:list-item>
                  <text:p text:style-name="P14"><text:span text:style-name="T15">LoadRelationResultJob </text:span>→ <text:span text:style-name="T15">hashExecutor</text:span></text:p>
                </text:list-item>
                <text:list-item>
                  <text:p text:style-name="P14"><text:span text:style-name="T15">PartitionJob </text:span>→ <text:span text:style-name="T16">hashExecutor</text:span></text:p>
                </text:list-item>
                <text:list-item>
                  <text:p text:style-name="P14"><text:span text:style-name="T15">PreloadTableJob </text:span>→ <text:span text:style-name="T16">preloadExecutor</text:span></text:p>
                </text:list-item>
                <text:list-item>
                  <text:p text:style-name="P19">SumJob → <text:span text:style-name="T37">joinExecutor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l" fo:country="G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20:05:37.566000000</meta:creation-date>
    <dc:date>2019-01-15T03:17:02.619000000</dc:date>
    <meta:editing-duration>PT2H58M49S</meta:editing-duration>
    <meta:editing-cycles>10</meta:editing-cycles>
    <meta:generator>LibreOffice/5.4.3.2$Windows_X86_64 LibreOffice_project/92a7159f7e4af62137622921e809f8546db437e5</meta:generator>
    <meta:document-statistic meta:table-count="0" meta:image-count="0" meta:object-count="0" meta:page-count="2" meta:paragraph-count="42" meta:word-count="769" meta:character-count="4874" meta:non-whitespace-character-count="4169"/>
  </office:meta>
</office:document-meta>
</file>